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5e30" officeooo:paragraph-rsid="000e5e30"/>
    </style:style>
    <style:style style:name="P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75in" style:auto-text-indent="false" style:page-number="auto" fo:background-color="transparent"/>
      <style:text-properties officeooo:rsid="00113e62" officeooo:paragraph-rsid="00113e62"/>
    </style:style>
    <style:style style:name="P3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/>
      <style:text-properties officeooo:rsid="00113e62" officeooo:paragraph-rsid="00113e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екции по БКИТ</text:p>
      <text:p text:style-name="P1"/>
      <text:p text:style-name="P2">под Линукс WPF вместо windows form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5:53:50.338719650</meta:creation-date>
    <meta:generator>LibreOffice/5.1.6.2$Linux_X86_64 LibreOffice_project/10m0$Build-2</meta:generator>
    <dc:date>2018-09-04T16:19:27.011124000</dc:date>
    <meta:editing-duration>PT15M26S</meta:editing-duration>
    <meta:editing-cycles>2</meta:editing-cycles>
    <meta:document-statistic meta:table-count="0" meta:image-count="0" meta:object-count="0" meta:page-count="1" meta:paragraph-count="2" meta:word-count="9" meta:character-count="49" meta:non-whitespace-character-count="42"/>
  </office:meta>
</office:document-meta>
</file>